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paragraph-rsid="0001078e"/>
    </style:style>
    <style:style style:name="P2" style:family="paragraph" style:parent-style-name="Standard">
      <style:text-properties fo:language="es" fo:country="AR" officeooo:rsid="0001078e" officeooo:paragraph-rsid="0001078e"/>
    </style:style>
    <style:style style:name="P3" style:family="paragraph" style:parent-style-name="Standard">
      <style:text-properties fo:language="es" fo:country="AR" officeooo:rsid="0001ba53" officeooo:paragraph-rsid="0001ba53"/>
    </style:style>
    <style:style style:name="P4" style:family="paragraph" style:parent-style-name="Standard">
      <style:text-properties fo:language="es" fo:country="AR" officeooo:rsid="00025b88" officeooo:paragraph-rsid="00025b88"/>
    </style:style>
    <style:style style:name="P5" style:family="paragraph" style:parent-style-name="Standard">
      <style:text-properties fo:language="es" fo:country="AR" officeooo:paragraph-rsid="0007e669"/>
    </style:style>
    <style:style style:name="P6" style:family="paragraph" style:parent-style-name="Standard">
      <style:text-properties fo:color="#808080" fo:language="es" fo:country="AR" officeooo:paragraph-rsid="0001078e"/>
    </style:style>
    <style:style style:name="P7" style:family="paragraph" style:parent-style-name="Standard">
      <style:text-properties officeooo:paragraph-rsid="0001ba53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s" fo:country="AR" officeooo:rsid="00025b88"/>
    </style:style>
    <style:style style:name="T2" style:family="text">
      <style:text-properties fo:language="es" fo:country="AR" officeooo:rsid="0001ba53"/>
    </style:style>
    <style:style style:name="T3" style:family="text">
      <style:text-properties fo:color="#808080"/>
    </style:style>
    <style:style style:name="T4" style:family="text">
      <style:text-properties officeooo:rsid="000716c7"/>
    </style:style>
    <style:style style:name="T5" style:family="text">
      <style:text-properties officeooo:rsid="00078de1"/>
    </style:style>
    <style:style style:name="T6" style:family="text">
      <style:text-properties officeooo:rsid="000ab362"/>
    </style:style>
    <style:style style:name="T7" style:family="text">
      <style:text-properties officeooo:rsid="000b30d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¿Qué espera el usuario del proyecto (cuáles son los objetivos)?</text:p>
      <text:p text:style-name="P1"/>
      <text:p text:style-name="P1">¿Qué hará el sistema para satisfacer las necesidades (lograr los objetivos)?</text:p>
      <text:p text:style-name="P1"/>
      <text:p text:style-name="P1"/>
      <text:p text:style-name="P1"/>
      <text:p text:style-name="P1">2. ¿Cuál es el alcance (o los límites) del proyecto?</text:p>
      <text:p text:style-name="P1"/>
      <text:p text:style-name="P6">(¿Qué considera el usuario que esté más allá del alcance del proyecto?)</text:p>
      <text:p text:style-name="P2">Una red social, esto no es una red social, considero que eso esta mas allá del proyecto.<text:line-break/>Tampoco es un sistema de venta de entradas para eventos.<text:line-break/>Tampoco un sistema de venta de productos culturales.</text:p>
      <text:p text:style-name="P1"/>
      <text:p text:style-name="P1"/>
      <text:p text:style-name="P1"/>
      <text:p text:style-name="P1">3. <text:span text:style-name="T3">¿Qué métodos de análisis utilizará el analista para interactuar con los usuarios en el proceso de recopilar los datos, desarrollar y probar el sistema?</text:span></text:p>
      <text:p text:style-name="P2">Se realizaran entrevistas con directivos de organismos culturales.</text:p>
      <text:p text:style-name="P1"/>
      <text:p text:style-name="P1"/>
      <text:p text:style-name="P1"/>
      <text:p text:style-name="P1">4. <text:span text:style-name="T3">¿Quiénes son los participantes clave?</text:span></text:p>
      <text:p text:style-name="P3"><text:span text:style-name="T7">XXX</text:span> – Director de la subsecretaria de desarrollo humano.</text:p>
      <text:p text:style-name="P3">XXX – Director de cultura del municipio.<text:line-break/>XXX – Empleados de la dirección de cultura (Tienen mas experiencia que las autoridades)<text:line-break/>XXX – Presidente de la casa de la cultura, biblioteca Sarmiento.</text:p>
      <text:p text:style-name="P3">XXX – Presidente de la biblioteca Schenone.</text:p>
      <text:p text:style-name="P3">XXX – Presidente del centro cultural Yayetopa.<text:line-break/><text:span text:style-name="T5">XXX – Director de cultura del municipio de Uruguayana.<text:line-break/>XXX – Una que otra organización cultural de Brasil (?)</text:span></text:p>
      <text:p text:style-name="P6">¿Cuánto tiempo están dispuestos los usuarios y se pueden comprometer a participar?</text:p>
      <text:p text:style-name="P7"><text:span text:style-name="T2">Depend</text:span><text:span text:style-name="T1">e</text:span><text:span text:style-name="T2"> del cargo, una hora de reunión con los de alta jerarquía; con los empleados de linea 20 minutos.</text:span></text:p>
      <text:p text:style-name="P1"/>
      <text:p text:style-name="P1"/>
      <text:p text:style-name="P1">5. ¿Cuáles son los entregables del proyecto?</text:p>
      <text:p text:style-name="P1"/>
      <text:p text:style-name="P1">(¿Cuáles son los componentes nuevos o actualizados de software, hardware, procedimientos y documentación que los usuarios esperan que estén disponibles para interactuar con ellos al momento de terminar el proyecto?)</text:p>
      <text:p text:style-name="P1"/>
      <text:p text:style-name="P1"/>
      <text:p text:style-name="P1">6. <text:span text:style-name="T3">¿Quién evaluará el sistema y cómo lo hará?</text:span></text:p>
      <text:p text:style-name="P4">Un comité de profesores de la institución IFDPAG.<text:line-break/>El responsable del área de sistemas del estado.</text:p>
      <text:p text:style-name="P1">¿Cuáles son los pasos en el proceso de evaluación?</text:p>
      <text:p text:style-name="P1"/>
      <text:p text:style-name="P6">¿Cómo y a quién se comunicarán los resultados?</text:p>
      <text:p text:style-name="P4"><text:soft-page-break/>Al líder del proyecto.<text:line-break/>Al director de la subsecretaria de desarrollo humano.</text:p>
      <text:p text:style-name="P1"/>
      <text:p text:style-name="P1"/>
      <text:p text:style-name="P1">7. ¿Cuál es el cronograma estimado del proyecto?</text:p>
      <text:p text:style-name="P1"/>
      <text:p text:style-name="P6">¿Con qué frecuencia informarán los analistas sobre los avances del proyecto?</text:p>
      <text:p text:style-name="P4">Con el <text:span text:style-name="T4">gerente</text:span> del proyecto diariamente <text:span text:style-name="T4">(¿?)</text:span>.<text:line-break/>Con el director de la subsecretaria de desarrollo humano cada 15 <text:span text:style-name="T4">días.</text:span></text:p>
      <text:p text:style-name="P1"/>
      <text:p text:style-name="P1"/>
      <text:p text:style-name="P1"/>
      <text:p text:style-name="P1">8. <text:span text:style-name="T3">¿Quién capacitará a los usuarios?</text:span></text:p>
      <text:p text:style-name="P4">Serán capacitados con videos y tendrán documentación disponible en la web.</text:p>
      <text:p text:style-name="P1"/>
      <text:p text:style-name="P1"/>
      <text:p text:style-name="P1"/>
      <text:p text:style-name="P1">9. <text:span text:style-name="T3">¿Quién se encargará de dar mantenimiento al sistema?</text:span></text:p>
      <text:p text:style-name="P4">El encargado de mantenimiento.</text:p>
      <text:p text:style-name="P1"/>
      <text:p text:style-name="P1"/>
      <text:p text:style-name="P1"/>
      <text:p text:style-name="P1"/>
      <text:p text:style-name="P1"/>
      <text:p text:style-name="P1"/>
      <text:p text:style-name="P5">Los cinco fundamentos más importantes de la administración de proyectos que debe manejar el analista de sistemas son:</text:p>
      <text:p text:style-name="P5">1) inicio del proyecto: definición del problema</text:p>
      <text:p text:style-name="P5"><text:tab/>Esta definición es un enunciado formal del problema, en el que se incluyen</text:p>
      <text:p text:style-name="P5"><text:tab/>1) las cuestiones de la situación presente</text:p>
      <text:p text:style-name="P5"><text:tab/>2) los objetivos para cada cuestión</text:p>
      <text:p text:style-name="P5"><text:tab/>3) los requerimientos que se deben incluir en todos los sistemas propuestos</text:p>
      <text:p text:style-name="P5"><text:tab/>4) las restricciones que limitan el desarrollo de los sistemas. </text:p>
      <text:p text:style-name="P5">2) determinar la <office:annotation office:name="__Annotation__149_373201292"><dc:creator>Ismael Ponce</dc:creator><dc:date>2020-03-07T18:12:47.894000000</dc:date><loext:sender-initials>IP</loext:sender-initials><text:p text:style-name="P8"><text:span text:style-name="T8">Pagina 118, manual de análisis</text:span></text:p></office:annotation>viabilidad<office:annotation-end office:name="__Annotation__149_373201292"/> del proyecto</text:p>
      <text:p text:style-name="P5"><text:tab/>Seleccionar un proyecto es una decisión difícil, ya que se solicitarán más proyectos de los que <text:tab/>realmente se puedan llevar a cabo. Cinco criterios importantes de selección son:</text:p>
      <text:p text:style-name="P5"><text:tab/>1) que el proyecto solicitado esté respaldado por la administración</text:p>
      <text:p text:style-name="P5"><text:tab/>2) que se sincronice en forma apropiada para comprometer los recursos</text:p>
      <text:p text:style-name="P5"><text:tab/>3) que ayude a que la empresa avance hacia la obtención de sus objetivos</text:p>
      <text:p text:style-name="P5"><text:tab/>4) que sea práctico</text:p>
      <text:p text:style-name="P5"><text:tab/>5) que sea lo bastante importante como para considerarlo por encima de otros proyectos.</text:p>
      <text:p text:style-name="P5"><text:tab/><text:tab/>Si un proyecto solicitado cumple con estos criterios, se puede realizar un estudio de <text:tab/><text:tab/><text:tab/>viabilidad en cuanto a sus méritos operacionales, técnicos y económicos. Por medio de <text:tab/><text:tab/><text:tab/>este estudio de viabilidad los analistas recopilan datos que permiten a la administración <text:tab/><text:tab/><text:tab/>decidir si se puede o no continuar con un estudio de sistemas completo.</text:p>
      <text:p text:style-name="P5"><text:tab/>Para preparar una propuesta de sistemas hay que identificar todos los costos y beneficios de <text:tab/>varias alternativas. El analista de sistemas cuenta con varios métodos a su disposición para <text:tab/>pronosticar a futuro los costos, beneficios, volúmenes de transacciones y variables económicas <text:tab/>que afectan a los costos y beneficios. Éstos pueden ser tangibles (cuantificables) o intangibles <text:soft-page-break/><text:tab/>(no son cuantificables y es difícil compararlos directamente). Un analista de sistemas tiene <text:tab/>muchos métodos a su disposición para analizar costos y beneficios, entre los cuales están el <text:tab/>análisis de punto de equilibrio, el método de retribución y el análisis de flujo de efectivo. </text:p>
      <text:p text:style-name="P5">3) planeación y control de actividades</text:p>
      <text:p text:style-name="P5"><text:tab/><text:span text:style-name="T6">1) Gantt</text:span></text:p>
      <text:p text:style-name="P5"><text:tab/><text:span text:style-name="T6">2) PERT</text:span></text:p>
      <text:p text:style-name="P5">4) programación de fechas y tiempos del proyecto</text:p>
      <text:p text:style-name="P5">5) administración de los miembros del equipo de análisis de sistemas </text:p>
      <text:p text:style-name="P1"/>
      <text:p text:style-name="P1">El analista de sistemas debe realizar tres pasos principales para elaborar una propuesta efectiva de sistemas: organizar el contenido de la propuesta en forma efectiva, escribir la propuesta en un estilo de negocios apropiado y presentar en forma oral una propuesta de sistemas informativa. Para que sea efectiva, la propuesta se debe escribir en forma clara y comprensible; además hay que dividir su contenido en diez secciones funcionales. Son importantes las consideraciones visuales a la hora de elaborar una propuesta. 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17T03:02:32.882000000</dc:date>
    <dc:creator>Ismael Ponce</dc:creator>
    <meta:editing-duration>PT17M42S</meta:editing-duration>
    <meta:editing-cycles>7</meta:editing-cycles>
    <meta:document-statistic meta:table-count="0" meta:image-count="0" meta:object-count="0" meta:page-count="3" meta:paragraph-count="50" meta:word-count="795" meta:character-count="5066" meta:non-whitespace-character-count="4277"/>
  </office:meta>
</office:document-meta>
</file>